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6000001403D06840D.png" manifest:media-type="image/png"/>
  <manifest:file-entry manifest:full-path="Pictures/100000000000080000000344B73D1EE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4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4472c4" fo:padding-left="0.075in" fo:padding-right="0.075in" fo:padding-top="0in" fo:padding-bottom="0in" fo:border="0.5pt solid #4472c4" style:writing-mode="lr-tb">
        <style:background-image/>
      </style:table-cell-properties>
    </style:style>
    <style:style style:name="Table1.A2" style:family="table-cell">
      <style:table-cell-properties fo:background-color="#d9e2f3" fo:padding-left="0.075in" fo:padding-right="0.075in" fo:padding-top="0in" fo:padding-bottom="0in" fo:border="0.5pt solid #8eaadb" style:writing-mode="lr-tb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0.5pt solid #8eaadb" style:writing-mode="lr-tb"/>
    </style:style>
    <style:style style:name="Table1.B3" style:family="table-cell">
      <style:table-cell-properties fo:padding-left="0.075in" fo:padding-right="0.075in" fo:padding-top="0in" fo:padding-bottom="0in" fo:border="0.5pt solid #8eaadb" style:writing-mode="lr-tb"/>
    </style:style>
    <style:style style:name="Table1.C3" style:family="table-cell">
      <style:table-cell-properties fo:padding-left="0.075in" fo:padding-right="0.075in" fo:padding-top="0in" fo:padding-bottom="0in" fo:border="0.5pt solid #8eaadb" style:writing-mode="lr-tb"/>
    </style:style>
    <style:style style:name="Table1.D3" style:family="table-cell">
      <style:table-cell-properties fo:padding-left="0.075in" fo:padding-right="0.075in" fo:padding-top="0in" fo:padding-bottom="0in" fo:border="0.5pt solid #8eaadb" style:writing-mode="lr-tb"/>
    </style:style>
    <style:style style:name="Table1.A5" style:family="table-cell">
      <style:table-cell-properties fo:padding-left="0.075in" fo:padding-right="0.075in" fo:padding-top="0in" fo:padding-bottom="0in" fo:border="0.5pt solid #8eaadb" style:writing-mode="lr-tb"/>
    </style:style>
    <style:style style:name="Table1.B5" style:family="table-cell">
      <style:table-cell-properties fo:padding-left="0.075in" fo:padding-right="0.075in" fo:padding-top="0in" fo:padding-bottom="0in" fo:border="0.5pt solid #8eaadb" style:writing-mode="lr-tb"/>
    </style:style>
    <style:style style:name="Table1.C5" style:family="table-cell">
      <style:table-cell-properties fo:padding-left="0.075in" fo:padding-right="0.075in" fo:padding-top="0in" fo:padding-bottom="0in" fo:border="0.5pt solid #8eaadb" style:writing-mode="lr-tb"/>
    </style:style>
    <style:style style:name="Table1.D5" style:family="table-cell">
      <style:table-cell-properties fo:padding-left="0.075in" fo:padding-right="0.075in" fo:padding-top="0in" fo:padding-bottom="0in" fo:border="0.5pt solid #8eaadb" style:writing-mode="lr-tb"/>
    </style:style>
    <style:style style:name="P1" style:family="paragraph" style:parent-style-name="Standard">
      <style:text-properties style:font-name="Calibri1" style:font-name-complex="Calibri2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 style:parent-style-name="Standard">
      <style:text-properties style:font-name="Arial" fo:font-size="16pt" style:font-size-asian="16pt" style:font-name-complex="Arial1" style:font-size-complex="16pt" style:font-weight-complex="bold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ffffff" loext:opacity="100%" fo:language="en" fo:country="US" fo:font-weight="bold" style:letter-kerning="false" style:language-asian="en" style:country-asian="US" style:font-weight-asian="bold" style:language-complex="ar" style:country-complex="SA" style:font-weight-complex="bold">
        <loext:char-complex-color loext:theme-type="light1" loext:color-type="theme"/>
      </style:text-properties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" fo:language="en" fo:country="US" style:letter-kerning="false" style:language-asian="en" style:country-asian="US" style:font-name-complex="Arial1" style:language-complex="ar" style:country-complex="SA" style:font-weight-complex="bold"/>
    </style:style>
    <style:style style:name="P7" style:family="paragraph" style:parent-style-name="Standard">
      <style:text-properties style:font-name="Arial" style:font-name-complex="Arial1" style:font-weight-complex="bold"/>
    </style:style>
    <style:style style:name="P8" style:family="paragraph" style:parent-style-name="List_20_Paragraph" style:list-style-name="WWNum4"/>
    <style:style style:name="P9" style:family="paragraph" style:parent-style-name="List_20_Paragraph" style:list-style-name="WWNum4">
      <style:text-properties officeooo:rsid="00167cce" officeooo:paragraph-rsid="00167cce"/>
    </style:style>
    <style:style style:name="P10" style:family="paragraph" style:parent-style-name="List_20_Paragraph" style:list-style-name="WWNum4">
      <style:text-properties officeooo:paragraph-rsid="00167cce"/>
    </style:style>
    <style:style style:name="P11" style:family="paragraph" style:parent-style-name="List_20_Paragraph">
      <style:text-properties officeooo:rsid="00167cce" officeooo:paragraph-rsid="00167cce"/>
    </style:style>
    <style:style style:name="P12" style:family="paragraph" style:parent-style-name="List_20_Paragraph" style:list-style-name="WWNum2"/>
    <style:style style:name="T1" style:family="text">
      <style:text-properties style:font-name="Calibri1" style:font-name-complex="Calibri2"/>
    </style:style>
    <style:style style:name="T2" style:family="text">
      <style:text-properties style:font-name="Arial" fo:font-size="11pt" style:font-size-asian="11pt" style:font-name-complex="Arial1" style:font-size-complex="11pt" style:font-weight-complex="bold"/>
    </style:style>
    <style:style style:name="T3" style:family="text">
      <style:text-properties style:font-name="Arial" fo:font-size="16pt" style:font-size-asian="16pt" style:font-name-complex="Arial1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complex="Arial1" style:font-weight-complex="normal"/>
    </style:style>
    <style:style style:name="T6" style:family="text">
      <style:text-properties style:font-name="Arial" style:font-name-complex="Arial1" style:font-weight-complex="bold"/>
    </style:style>
    <style:style style:name="T7" style:family="text">
      <style:text-properties style:font-name="Arial" officeooo:rsid="00167cce" style:font-name-complex="Arial1" style:font-weight-complex="bold"/>
    </style:style>
    <style:style style:name="T8" style:family="text">
      <style:text-properties style:font-name="Arial" fo:language="en" fo:country="US" style:font-name-complex="Arial1" style:font-weight-complex="bold"/>
    </style:style>
    <style:style style:name="T9" style:family="text">
      <style:text-properties style:font-name="Arial" officeooo:rsid="001765c6" style:font-name-complex="Arial1" style:font-weight-complex="bold"/>
    </style:style>
    <style:style style:name="T10" style:family="text">
      <style:text-properties style:font-name="Arial" fo:font-weight="bold" style:font-weight-asian="bold" style:font-name-complex="Arial1"/>
    </style:style>
    <style:style style:name="T11" style:family="text">
      <style:text-properties style:font-name="Arial" fo:font-size="12pt" style:font-size-asian="12pt" style:font-name-complex="Arial1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071in" svg:stroke-color="#4472c4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.0264in" fo:margin-top="0in" fo:margin-bottom="0.0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  <style:style style:name="gr2" style:family="graphic">
      <style:graphic-properties draw:stroke="solid" svg:stroke-width="0.0071in" svg:stroke-color="#4472c4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.0264in" fo:margin-top="0in" fo:margin-bottom="0.0374in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>
        <loext:stroke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am Roster</text:h>
      <text:p text:style-name="P1" loext:marker-style-name="T1"/>
      <text:p text:style-name="P1" loext:marker-style-name="T1"><draw:line text:anchor-type="char" draw:z-index="4" draw:name="Straight Connector 3" draw:style-name="gr1" draw:text-style-name="P2" svg:x1="0in" svg:y1="0in" svg:x2="6.474in" svg:y2="0.0047in"><text:p/></draw:line></text:p>
      <text:h text:style-name="Heading_20_2" text:outline-level="2">Goal</text:h>
      <text:p text:style-name="Standard" loext:marker-style-name="T2"><text:span text:style-name="T2">Work together as a team to build 2 or 3 projects together. <text:s/>Each team member needs to contribute equally and help each other deliver a solution.</text:span><text:span text:style-name="T2"/></text:p>
      <text:p text:style-name="P3" loext:marker-style-name="T3"/>
      <text:p text:style-name="P3" loext:marker-style-name="T3"><draw:line text:anchor-type="char" draw:z-index="5" draw:name="Straight Connector 4" draw:style-name="gr2" draw:text-style-name="P2" svg:x1="-0.0008in" svg:y1="0.0016in" svg:x2="6.4728in" svg:y2="0.0051in"><text:p/></draw:line></text:p>
      <text:h text:style-name="Heading_20_2" text:outline-level="2" loext:marker-style-name="T4"><text:span text:style-name="T4">Teams:</text:span><text:span text:style-name="T4"/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4" loext:marker-style-name="T5"><text:span text:style-name="T5">Red</text:span><text:span text:style-name="T5"/></text:p>
          </table:table-cell>
          <table:table-cell table:style-name="Table1.A1" office:value-type="string">
            <text:p text:style-name="P4" loext:marker-style-name="T5"><text:span text:style-name="T5">Green</text:span><text:span text:style-name="T5"/></text:p>
          </table:table-cell>
          <table:table-cell table:style-name="Table1.A1" office:value-type="string">
            <text:p text:style-name="P4" loext:marker-style-name="T5"><text:span text:style-name="T5">Blue</text:span><text:span text:style-name="T5"/></text:p>
          </table:table-cell>
          <table:table-cell table:style-name="Table1.A1" office:value-type="string">
            <text:p text:style-name="P4" loext:marker-style-name="T5"><text:span text:style-name="T5">Alpha</text:span><text:span text:style-name="T5"/></text:p>
          </table:table-cell>
        </table:table-row>
        <table:table-row table:style-name="Table1.1">
          <table:table-cell table:style-name="Table1.A2" office:value-type="string">
            <text:p text:style-name="P5" loext:marker-style-name="T6"><text:span text:style-name="T6">Andrew Pierson</text:span><text:span text:style-name="T6"/></text:p>
          </table:table-cell>
          <table:table-cell table:style-name="Table1.A2" office:value-type="string">
            <text:p text:style-name="P5" loext:marker-style-name="T6"><text:span text:style-name="T6">Caleb Wiyninger</text:span><text:span text:style-name="T6"/></text:p>
          </table:table-cell>
          <table:table-cell table:style-name="Table1.A2" office:value-type="string">
            <text:p text:style-name="P5" loext:marker-style-name="T6"><text:span text:style-name="T6">Jonathan Warren</text:span><text:span text:style-name="T6"/></text:p>
          </table:table-cell>
          <table:table-cell table:style-name="Table1.A2" office:value-type="string">
            <text:p text:style-name="P5" loext:marker-style-name="T6"><text:span text:style-name="T6">Michael Hannan</text:span><text:span text:style-name="T6"/></text:p>
          </table:table-cell>
        </table:table-row>
        <table:table-row table:style-name="Table1.1">
          <table:table-cell table:style-name="Table1.A3" office:value-type="string">
            <text:p text:style-name="P5" loext:marker-style-name="T6"><text:span text:style-name="T6">Derick Tante</text:span><text:span text:style-name="T6"/></text:p>
          </table:table-cell>
          <table:table-cell table:style-name="Table1.B3" office:value-type="string">
            <text:p text:style-name="P5" loext:marker-style-name="T6"><text:span text:style-name="T6">Jay Johnson</text:span><text:span text:style-name="T6"/></text:p>
          </table:table-cell>
          <table:table-cell table:style-name="Table1.C3" office:value-type="string">
            <text:p text:style-name="P5" loext:marker-style-name="T6"><text:span text:style-name="T6">Symphony Veloz</text:span><text:span text:style-name="T6"/></text:p>
          </table:table-cell>
          <table:table-cell table:style-name="Table1.D3" office:value-type="string">
            <text:p text:style-name="P5" loext:marker-style-name="T6"><text:span text:style-name="T6">Bryan Dinh</text:span><text:span text:style-name="T6"/></text:p>
          </table:table-cell>
        </table:table-row>
        <table:table-row table:style-name="Table1.1">
          <table:table-cell table:style-name="Table1.A2" office:value-type="string">
            <text:p text:style-name="P5" loext:marker-style-name="T6"><text:span text:style-name="T6">Mason Toy</text:span><text:span text:style-name="T6"/></text:p>
          </table:table-cell>
          <table:table-cell table:style-name="Table1.A2" office:value-type="string">
            <text:p text:style-name="P5" loext:marker-style-name="T6"><text:span text:style-name="T6">Tatu Perales</text:span><text:span text:style-name="T6"/></text:p>
          </table:table-cell>
          <table:table-cell table:style-name="Table1.A2" office:value-type="string">
            <text:p text:style-name="P5" loext:marker-style-name="T6"><text:span text:style-name="T6">Noah McMullan</text:span><text:span text:style-name="T6"/></text:p>
          </table:table-cell>
          <table:table-cell table:style-name="Table1.A2" office:value-type="string">
            <text:p text:style-name="P5" loext:marker-style-name="T6"><text:span text:style-name="T6">Cooper Evans</text:span><text:span text:style-name="T6"/></text:p>
          </table:table-cell>
        </table:table-row>
        <table:table-row table:style-name="Table1.1">
          <table:table-cell table:style-name="Table1.A5" office:value-type="string">
            <text:p text:style-name="P6" loext:marker-style-name="T6"/>
          </table:table-cell>
          <table:table-cell table:style-name="Table1.B5" office:value-type="string">
            <text:p text:style-name="P6" loext:marker-style-name="T6"/>
          </table:table-cell>
          <table:table-cell table:style-name="Table1.C5" office:value-type="string">
            <text:p text:style-name="P5" loext:marker-style-name="T6"><text:span text:style-name="T6">Lawrence Taylor</text:span><text:span text:style-name="T6"/></text:p>
          </table:table-cell>
          <table:table-cell table:style-name="Table1.D5" office:value-type="string">
            <text:p text:style-name="P6" loext:marker-style-name="T6"/>
          </table:table-cell>
        </table:table-row>
      </table:table>
      <text:p text:style-name="P7" loext:marker-style-name="T6"/>
      <text:h text:style-name="Heading_20_2" text:outline-level="2" loext:marker-style-name="T4"><text:span text:style-name="T4">Tasks:</text:span><text:span text:style-name="T4"/></text:h>
      <text:p text:style-name="P7" loext:marker-style-name="T6"/>
      <text:p text:style-name="Standard" loext:marker-style-name="T6"><text:span text:style-name="T6">Meet together as a team in person or virtually and do the following:</text:span><text:span text:style-name="T6"/></text:p>
      <text:list text:style-name="WWNum4">
        <text:list-item>
          <text:p text:style-name="P8" loext:marker-style-name="T6"><text:span text:style-name="T6">Take a screenshot or a selfie with everyone in the picture.</text:span><text:span text:style-name="T6"/></text:p>
        </text:list-item>
        <text:list-item>
          <text:p text:style-name="P8" loext:marker-style-name="T6"><text:span text:style-name="T6">Answer the following questions about each other:</text:span><text:span text:style-name="T6"/></text:p>
          <text:list>
            <text:list-item>
              <text:p text:style-name="P8" loext:marker-style-name="T6"><text:span text:style-name="T6">Where are you from?</text:span></text:p>
              <text:p text:style-name="P9" loext:marker-style-name="T6"><text:span text:style-name="T6">Jay: ft worth</text:span></text:p>
              <text:p text:style-name="P9" loext:marker-style-name="T6"><text:span text:style-name="T6">Cris: corpus </text:span></text:p>
              <text:p text:style-name="P9" loext:marker-style-name="T6"><text:span text:style-name="T6">Caleb: el reno</text:span></text:p>
            </text:list-item>
            <text:list-item>
              <text:p text:style-name="P8" loext:marker-style-name="T6"><text:span text:style-name="T6">Where did you go to High School?</text:span></text:p>
              <text:p text:style-name="P10" loext:marker-style-name="T6"><text:span text:style-name="T7">Jay: </text:span><text:span text:style-name="T8">Fort Worth Academy of Fine Arts</text:span></text:p>
              <text:p text:style-name="P9" loext:marker-style-name="T6"><text:span text:style-name="T6">Cris: wb ray</text:span></text:p>
              <text:p text:style-name="P9" loext:marker-style-name="T6"><text:span text:style-name="T6">Caleb: el reno high school</text:span></text:p>
            </text:list-item>
            <text:list-item>
              <text:p text:style-name="P8" loext:marker-style-name="T6"><text:span text:style-name="T6">What is your favorite movie?</text:span></text:p>
              <text:p text:style-name="P9" loext:marker-style-name="T6"><text:span text:style-name="T6">Cris: Ipman</text:span></text:p>
              <text:p text:style-name="P9" loext:marker-style-name="T6"><text:span text:style-name="T6">jay: Friday</text:span></text:p>
              <text:p text:style-name="P9" loext:marker-style-name="T6"><text:span text:style-name="T6">Caleb: Silence of the lambs</text:span></text:p>
            </text:list-item>
            <text:list-item>
              <text:p text:style-name="P8" loext:marker-style-name="T6"><text:span text:style-name="T6">What is your favorite food?</text:span></text:p>
              <text:p text:style-name="P9" loext:marker-style-name="T6"><text:span text:style-name="T6">Cris: blueberrries</text:span></text:p>
              <text:p text:style-name="P9" loext:marker-style-name="T6"><text:span text:style-name="T6">Jay: Dumplings</text:span></text:p>
              <text:p text:style-name="P9" loext:marker-style-name="T6"><text:span text:style-name="T6">Caleb: Blackberries</text:span></text:p>
            </text:list-item>
            <text:list-item>
              <text:p text:style-name="P8" loext:marker-style-name="T6"><text:soft-page-break/><text:span text:style-name="T6">What is your favorite sport?</text:span></text:p>
              <text:p text:style-name="P9" loext:marker-style-name="T6"><text:span text:style-name="T6">Cris: wrestling</text:span></text:p>
              <text:p text:style-name="P9" loext:marker-style-name="T6"><text:span text:style-name="T6">Caleb: fencing</text:span></text:p>
            </text:list-item>
          </text:list>
        </text:list-item>
      </text:list>
      <text:p text:style-name="P11" loext:marker-style-name="T6"><text:span text:style-name="T6"><text:tab/>Jay: basketball</text:span></text:p>
      <text:list text:continue-numbering="true" text:style-name="WWNum4">
        <text:list-item>
          <text:list>
            <text:list-item>
              <text:p text:style-name="P8" loext:marker-style-name="T6"><text:span text:style-name="T6">Why are you learning programming?</text:span></text:p>
              <text:p text:style-name="P9" loext:marker-style-name="T6"><text:span text:style-name="T6">Jay: money</text:span></text:p>
              <text:p text:style-name="P9" loext:marker-style-name="T6"><text:span text:style-name="T6">Cris: have to</text:span></text:p>
              <text:p text:style-name="P9" loext:marker-style-name="T6"><text:span text:style-name="T6">Caleb: fun and money</text:span></text:p>
            </text:list-item>
          </text:list>
        </text:list-item>
        <text:list-item>
          <text:p text:style-name="P8" loext:marker-style-name="T6"><text:span text:style-name="T6">Select a team lead for Team Project 01 (NOTE: It will change for Team Project 02, 03….)</text:span></text:p>
          <text:p text:style-name="P9" loext:marker-style-name="T6"><text:span text:style-name="T6">Caleb</text:span></text:p>
        </text:list-item>
        <text:list-item>
          <text:p text:style-name="P8" loext:marker-style-name="T6"><text:span text:style-name="T6">Discuss Team Project 01 and how are you going to breakdown the work between the team members?</text:span></text:p>
          <text:p text:style-name="P9" loext:marker-style-name="T6"><text:span text:style-name="T6">Caleb: Team lead, </text:span><text:span text:style-name="T9">structuring</text:span></text:p>
          <text:p text:style-name="P9" loext:marker-style-name="T6"><text:span text:style-name="T6">Cris: </text:span><text:span text:style-name="T9">FXML, layout</text:span></text:p>
          <text:p text:style-name="P9" loext:marker-style-name="T6"><text:span text:style-name="T6">Jay: </text:span><text:span text:style-name="T9">Logic, Filters</text:span></text:p>
        </text:list-item>
        <text:list-item>
          <text:p text:style-name="P8" loext:marker-style-name="T6"><text:span text:style-name="T6">Create a GitHub site and invite all the team members and the professor (jeff-maxwell)</text:span><text:span text:style-name="T6"/></text:p>
        </text:list-item>
      </text:list>
      <text:p text:style-name="P7" loext:marker-style-name="T6">https://github.com/CRW405/Prog2-team</text:p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Standard" loext:marker-style-name="T6"><text:span text:style-name="T10">NOTES</text:span><text:span text:style-name="T6">:</text:span></text:p>
      <text:list text:style-name="WWNum2">
        <text:list-item>
          <text:p text:style-name="P12" loext:marker-style-name="T11"><text:span text:style-name="T11">PLEASE TURN THE TEAM PROJECT IN ON TIME IT WILL BE WORTH ZERO (0) POINTS IF LATE.</text:span><text:span text:style-name="T11"/></text:p>
        </text:list-item>
        <text:list-item>
          <text:p text:style-name="P12" loext:marker-style-name="T11"><text:span text:style-name="T11">The team needs to work together on this project, and everyone needs to contribute to the solution.</text:span><text:span text:style-name="T11"/></text:p>
        </text:list-item>
        <text:list-item>
          <text:p text:style-name="P12" loext:marker-style-name="T12"><text:span text:style-name="T11">The team needs to select one person on the team to turn in the project and documentation. </text:span><text:span text:style-name="T1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 fo:line-height="115%"/>
      <style:text-properties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" fo:font-family="Calibri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" fo:font-family="Calibri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4.2174in"/>
    </style:style>
    <style:style style:name="Table2.B" style:family="table-column">
      <style:table-column-properties style:column-width="2.281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MP2" style:family="paragraph" style:parent-style-name="Header">
      <style:paragraph-properties fo:margin-top="0in" fo:margin-bottom="0in" style:contextual-spacing="false" fo:text-align="end" style:justify-single-word="false" fo:orphans="2" fo:widows="2"/>
      <style:text-properties fo:language="en" fo:country="US" style:letter-kerning="false" style:language-asian="en" style:country-asian="US" style:language-complex="ar" style:country-complex="SA"/>
    </style:style>
    <style:style style:name="MP3" style:family="paragraph" style:parent-style-name="Header">
      <style:text-properties style:font-name="Calibri1" style:font-name-complex="Calibri2"/>
    </style:style>
    <style:style style:name="MT1" style:family="text">
      <style:text-properties style:font-name="Calibri1" style:font-name-complex="Calibri2"/>
    </style:style>
    <style:style style:name="MT2" style:family="text">
      <style:text-properties style:font-name="Calibri1" fo:font-size="22pt" style:font-size-asian="22pt" style:font-name-complex="Calibri2" style:font-size-complex="22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 loext:marker-style-name="MT1"><text:span text:style-name="MT2">Programming II CSCI 1614</text:span><text:span text:style-name="MT2"/></text:p>
            </table:table-cell>
            <table:table-cell table:style-name="Table2.A1" office:value-type="string">
              <text:p text:style-name="MP2" loext:marker-style-name="MT1"><draw:frame draw:style-name="Mfr1" draw:name="Picture 2" text:anchor-type="as-char" svg:width="2.1319in" svg:height="0.8701in" draw:z-index="1"><draw:image xlink:href="Pictures/100000000000080000000344B73D1EE9.jpg" xlink:type="simple" xlink:show="embed" xlink:actuate="onLoad" draw:mime-type="image/jpeg"/><svg:desc>See the source image</svg:desc></draw:frame></text:p>
            </table:table-cell>
          </table:table-row>
        </table:table>
        <text:p text:style-name="MP3" loext:marker-style-name="MT1"/>
      </style:header>
      <style:footer>
        <text:p text:style-name="Footer"><draw:frame draw:style-name="Mfr1" draw:name="Image2" text:anchor-type="as-char" svg:width="0.7217in" svg:height="0.7453in" draw:z-index="3"><draw:image xlink:href="Pictures/1000000000000136000001403D06840D.png" xlink:type="simple" xlink:show="embed" xlink:actuate="onLoad" draw:mime-type="image/png"/><svg:desc>Logo, company name

Description automatically generated</svg:desc></draw:frame><text:tab/><text:tab/>Page |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 Maxwell</meta:initial-creator>
    <meta:editing-cycles>23</meta:editing-cycles>
    <meta:print-date>2021-01-25T04:13:00</meta:print-date>
    <meta:creation-date>2021-01-04T16:14:00</meta:creation-date>
    <dc:date>2025-01-15T16:47:25.295905182</dc:date>
    <meta:editing-duration>PT2H11M34S</meta:editing-duration>
    <meta:generator>LibreOffice/24.8.4.2$Linux_X86_64 LibreOffice_project/480$Build-2</meta:generator>
    <meta:document-statistic meta:table-count="2" meta:image-count="2" meta:object-count="0" meta:page-count="2" meta:paragraph-count="64" meta:word-count="309" meta:character-count="1704" meta:non-whitespace-character-count="1466"/>
    <meta:user-defined meta:name="AppVersion">16.0000</meta:user-defined>
    <meta:user-defined meta:name="MSIP_Label_9ae119f0-38a6-40fc-810e-ef21eb0d5778_ActionId">19d953cb-9a8f-4029-97f4-f424d6052191</meta:user-defined>
    <meta:user-defined meta:name="MSIP_Label_9ae119f0-38a6-40fc-810e-ef21eb0d5778_ContentBits">0</meta:user-defined>
    <meta:user-defined meta:name="MSIP_Label_9ae119f0-38a6-40fc-810e-ef21eb0d5778_Enabled">true</meta:user-defined>
    <meta:user-defined meta:name="MSIP_Label_9ae119f0-38a6-40fc-810e-ef21eb0d5778_Method" meta:value-type="string">Standard</meta:user-defined>
    <meta:user-defined meta:name="MSIP_Label_9ae119f0-38a6-40fc-810e-ef21eb0d5778_Name" meta:value-type="string">defa4170-0d19-0005-0004-bc88714345d2</meta:user-defined>
    <meta:user-defined meta:name="MSIP_Label_9ae119f0-38a6-40fc-810e-ef21eb0d5778_SetDate" meta:value-type="string">2023-12-26T20:40:21Z</meta:user-defined>
    <meta:user-defined meta:name="MSIP_Label_9ae119f0-38a6-40fc-810e-ef21eb0d5778_SiteId" meta:value-type="string">51099f15-499b-44d5-a287-ac53ac263895</meta:user-defined>
    <meta:template xlink:type="simple" xlink:actuate="onRequest" xlink:title="Normal.dotm" xlink:href=""/>
  </office:meta>
</office:document-meta>
</file>